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11in" loext:contextual-spacing="false" style:line-height-at-least="0.1799in"/>
    </style:style>
    <style:style style:name="P2" style:family="paragraph" style:parent-style-name="Standard">
      <style:paragraph-properties fo:margin-top="0in" fo:margin-bottom="0.111in" loext:contextual-spacing="false" style:line-height-at-least="0.1799in"/>
      <style:text-properties officeooo:paragraph-rsid="0014e953"/>
    </style:style>
    <style:style style:name="P3" style:family="paragraph" style:parent-style-name="Standard" style:list-style-name="L1">
      <style:paragraph-properties fo:margin-top="0in" fo:margin-bottom="0.111in" loext:contextual-spacing="false" style:line-height-at-least="0.1799in"/>
      <style:text-properties officeooo:paragraph-rsid="0014e953"/>
    </style:style>
    <style:style style:name="P4" style:family="paragraph" style:parent-style-name="Standard">
      <style:paragraph-properties fo:margin-top="0in" fo:margin-bottom="0.111in" loext:contextual-spacing="false" style:line-height-at-least="0.1799in"/>
      <style:text-properties fo:color="#000000" style:font-name="Calibri" fo:font-size="11pt" fo:language="en" fo:country="none" style:text-underline-style="none" style:font-size-asian="11pt"/>
    </style:style>
    <style:style style:name="P5" style:family="paragraph" style:parent-style-name="Standard" style:list-style-name="L1">
      <style:paragraph-properties fo:margin-top="0in" fo:margin-bottom="0.111in" loext:contextual-spacing="false" style:line-height-at-least="0.1799in"/>
      <style:text-properties officeooo:rsid="0014e953" officeooo:paragraph-rsid="0014e953"/>
    </style:style>
    <style:style style:name="T1" style:family="text">
      <style:text-properties style:font-name="Calibri" fo:font-size="11pt" fo:language="en" fo:country="none" style:font-size-asian="11pt"/>
    </style:style>
    <style:style style:name="T2" style:family="text">
      <style:text-properties style:font-name="Calibri" fo:font-size="11pt" fo:language="en" fo:country="none" officeooo:rsid="0014e953" style:font-size-asian="11pt"/>
    </style:style>
    <style:style style:name="T3" style:family="text">
      <style:text-properties fo:language="en" fo:country="none"/>
    </style:style>
    <style:style style:name="T4" style:family="text">
      <style:text-properties fo:color="#0000ff" style:font-name="Calibri" fo:font-size="11pt" fo:language="en" fo:country="none" style:text-underline-style="solid" style:text-underline-width="auto" style:text-underline-color="font-color" style:font-size-asian="11pt"/>
    </style:style>
    <style:style style:name="T5" style:family="text">
      <style:text-properties fo:color="#000000" style:font-name="Calibri" fo:font-size="11pt" fo:language="en" fo:country="none" style:text-underline-style="none" style:font-size-asian="11pt"/>
    </style:style>
    <style:style style:name="T6" style:family="text">
      <style:text-properties fo:color="#000000" style:font-name="Calibri" fo:font-size="11pt" fo:language="en" fo:country="none" style:text-underline-style="none" officeooo:rsid="0014e953" style:font-size-asian="11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roup </text:span><text:span text:style-name="T2">B</text:span><text:span text:style-name="T1"> – Assignment </text:span><text:span text:style-name="T2">T</text:span><text:span text:style-name="T1">-diagram:</text:span></text:p>
      <text:p text:style-name="P1"><text:span text:style-name="T1">Grade: 7</text:span></text:p>
      <text:p text:style-name="P1"><text:span text:style-name="T1">Your code looks good, but your submitted work does not meet all the requirements of the assignment. We recommend you to read the submission guidelines, because some of them are missing. You can find them here: </text:span><text:span text:style-name="T4">http://foswiki.cs.uu.nl/foswiki/Cco/MiniProjects#Your_submission</text:span><text:span text:style-name="T5">. </text:span></text:p>
      <text:p text:style-name="P2"><text:span text:style-name="T5">We did not find the following required components:</text:span></text:p>
      <text:list xml:id="list5609092205918538673" text:style-name="L1">
        <text:list-item>
          <text:p text:style-name="P5"><text:span text:style-name="T5">No formal specification of the type system</text:span></text:p>
        </text:list-item>
        <text:list-item>
          <text:p text:style-name="P3"><text:span text:style-name="T6">No instructions on how to get the code to work (what cabal commands to run, etc)</text:span></text:p>
        </text:list-item>
      </text:list>
      <text:p text:style-name="P1"><text:span text:style-name="T5">Unfortunately, we spent a lot of time getting your code to work. First we tried to run your code by typing cabal install. This gave an error that it cannot find some path. We fixed this by removing the “cabal.sandbox.config” file. A second attempt running the cabal install command, resulted into a failure. So, we tried it manually by using uuagc. Uuagc compiled your files without errors, but when we tried to run your ghc code, this gave some ambiguous errors. We tried all <text:s/>of the previous steps on both Linux and Windows. At the end we got it working by adding a cabal sandbox, but it would have been useful if we had any instruction to get your code to work. </text:span></text:p>
      <text:p text:style-name="P1"><text:span text:style-name="T5">Looking at the guidelines, you therefore fall into the category 7-8. This is because your code looks good, but it is missing the formal typesystem and instruction to get your code to work. So we graded you with a 7.</text:span></text:p>
      <text:p text:style-name="P4"/>
      <text:p text:style-name="Standard"><text:a xlink:type="simple" xlink:href="http://foswiki.cs.uu.nl/foswiki/Cco/MiniProjects#Your_submission"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style:num-format="1" text:start-value="0">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23:02:10.367000000</meta:creation-date>
    <dc:date>2015-12-06T23:04:04.772000000</dc:date>
    <meta:editing-duration>PT1M56S</meta:editing-duration>
    <meta:editing-cycles>1</meta:editing-cycles>
    <meta:document-statistic meta:table-count="0" meta:image-count="0" meta:object-count="0" meta:page-count="1" meta:paragraph-count="8" meta:word-count="238" meta:character-count="1369" meta:non-whitespace-character-count="1137"/>
    <meta:generator>LibreOffice/5.0.2.2$Windows_x86 LibreOffice_project/37b43f919e4de5eeaca9b9755ed688758a8251fe</meta:generator>
  </office:meta>
</office:document-meta>
</file>